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D0000028F4FDACA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1.A2" style:family="table-cell">
      <style:table-cell-properties style:vertical-align="" fo:padding="0.176cm" fo:border="0.035cm solid #000000"/>
    </style:style>
    <style:style style:name="Table1.C2" style:family="table-cell" style:data-style-name="N37">
      <style:table-cell-properties style:vertical-align="" fo:padding="0.176cm" fo:border="0.035cm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eaf3fb" fo:padding="0.176cm" fo:border="0.035cm solid #000000">
        <style:background-image/>
      </style:table-cell-properties>
    </style:style>
    <style:style style:name="Table2.A2" style:family="table-cell">
      <style:table-cell-properties style:vertical-align="" fo:padding="0.176cm" fo:border="0.035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text-properties style:font-name="Montserrat" style:font-name-asian="Montserrat1" style:font-name-complex="Montserrat1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9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0" style:family="paragraph" style:parent-style-name="Standard"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1" style:family="paragraph" style:parent-style-name="Standard">
      <style:paragraph-properties fo:line-height="100%" fo:orphans="0" fo:widows="0"/>
      <style:text-properties fo:color="#2c3338" style:font-name="Montserrat" fo:font-size="12pt" fo:font-style="italic" fo:background-color="#ffffff" style:font-name-asian="Montserrat1" style:font-size-asian="12pt" style:font-style-asian="italic" style:font-name-complex="Montserrat1" style:font-size-complex="12pt"/>
    </style:style>
    <style:style style:name="P12" style:family="paragraph" style:parent-style-name="Standard">
      <style:paragraph-properties loext:contextual-spacing="false" fo:margin-top="0.353cm" fo:margin-bottom="0cm" fo:line-height="100%"/>
      <style:text-properties fo:color="#666666"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>
      <style:paragraph-properties loext:contextual-spacing="false" fo:margin-top="0.353cm" fo:margin-bottom="0cm" fo:line-height="100%"/>
    </style:style>
    <style:style style:name="P14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15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1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7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19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1" style:font-size-asian="14pt" style:font-name-complex="Montserrat1" style:font-size-complex="14pt"/>
    </style:style>
    <style:style style:name="P20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21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22" style:family="paragraph" style:parent-style-name="Standard">
      <style:paragraph-properties fo:line-height="100%" fo:orphans="0" fo:widows="0"/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23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2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5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8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0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1" style:family="paragraph" style:parent-style-name="Heading_20_2" style:list-style-name="WWNum3"/>
    <style:style style:name="P32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33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34" style:family="paragraph" style:parent-style-name="Title" style:master-page-name="Standard">
      <style:paragraph-properties loext:contextual-spacing="false" fo:margin-top="0cm" fo:margin-bottom="0.423cm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35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T1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3" style:family="text">
      <style:text-properties fo:color="#000000" style:font-name="Montserrat" fo:font-size="12pt" style:text-underline-style="none" style:font-name-asian="Montserrat1" style:font-size-asian="12pt" style:font-name-complex="Montserrat1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plk5899mvlqq"/></text:p>
      <text:p text:style-name="P35"><text:bookmark text:name="_1jgtpi0w9ri"/>Spécifications techniques</text:p>
      <text:p text:style-name="P19">[Nom du projet + nom du client]</text:p>
      <text:p text:style-name="P4"/>
      <text:p text:style-name="P4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string">
            <text:p text:style-name="P8">1.0</text:p>
          </table:table-cell>
          <table:table-cell table:style-name="Table1.A2" office:value-type="string">
            <text:p text:style-name="P8">Mounir</text:p>
          </table:table-cell>
          <table:table-cell table:style-name="Table1.C2" office:value-type="date" office:date-value="2025-07-18">
            <text:p text:style-name="P8">18/07/25</text:p>
          </table:table-cell>
          <table:table-cell table:style-name="Table1.A2" office:value-type="string">
            <text:p text:style-name="P8">[nom de la personne qui doit valider le document]</text:p>
          </table:table-cell>
        </table:table-row>
      </table:table>
      <text:p text:style-name="P5"/>
      <text:p text:style-name="P13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a xlink:type="simple" xlink:href="#_409jm82qlgst" text:style-name="Index_20_Link" text:visited-style-name="Index_20_Link"><text:span text:style-name="T3">I. Choix technologiques<text:tab/></text:span></text:a><text:span text:style-name="T1">2</text:span></text:p>
          <text:p text:style-name="P14"><text:a xlink:type="simple" xlink:href="#_ex0md8td8283" text:style-name="Index_20_Link" text:visited-style-name="Index_20_Link"><text:span text:style-name="T3">II. Liens avec le back-end<text:tab/></text:span></text:a><text:span text:style-name="T1">3</text:span></text:p>
          <text:p text:style-name="P15"><text:a xlink:type="simple" xlink:href="#_a61v3uh5vs19" text:style-name="Index_20_Link" text:visited-style-name="Index_20_Link"><text:span text:style-name="T3">III. Préconisations concernant le domaine et l’hébergement<text:tab/></text:span></text:a><text:span text:style-name="T1">3</text:span></text:p>
          <text:p text:style-name="P14"><text:a xlink:type="simple" xlink:href="#_n56najuvb5ys" text:style-name="Index_20_Link" text:visited-style-name="Index_20_Link"><text:span text:style-name="T3">IV. Accessibilité<text:tab/></text:span></text:a><text:span text:style-name="T1">3</text:span></text:p>
          <text:p text:style-name="P14"><text:a xlink:type="simple" xlink:href="#_l80x4g9stizp" text:style-name="Index_20_Link" text:visited-style-name="Index_20_Link"><text:span text:style-name="T3">V. Recommandations en termes de sécurité<text:tab/></text:span></text:a><text:span text:style-name="T1">3</text:span></text:p>
          <text:p text:style-name="P14"><text:a xlink:type="simple" xlink:href="#_vbbknpfyus5o" text:style-name="Index_20_Link" text:visited-style-name="Index_20_Link"><text:span text:style-name="T3">VI. Maintenance du site et futures mises à jour<text:tab/></text:span></text:a><text:span text:style-name="T1">4</text:span></text:p>
        </text:index-body>
      </text:table-of-content>
      <text:p text:style-name="P12"/>
      <text:p text:style-name="P10"/>
      <text:p text:style-name="P10"/>
      <text:list xml:id="list5441927355026137308" text:style-name="WWNum3">
        <text:list-item>
          <text:p text:style-name="P31"><text:bookmark text:name="_409jm82qlgst"/>Choix technologiques</text:p>
        </text:list-item>
      </text:list>
      <text:p text:style-name="P6"/>
      <text:list xml:id="list6445876661332697951" text:style-name="WWNum4">
        <text:list-item>
          <text:p text:style-name="P24"><text:soft-page-break/>État des lieux des besoins fonctionnels et de leurs solutions techniques :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3">Besoin </text:p>
          </table:table-cell>
          <table:table-cell table:style-name="Table2.A1" office:value-type="string">
            <text:p text:style-name="P23">Contraintes</text:p>
          </table:table-cell>
          <table:table-cell table:style-name="Table2.A1" office:value-type="string">
            <text:p text:style-name="P23">Solution</text:p>
          </table:table-cell>
          <table:table-cell table:style-name="Table2.A1" office:value-type="string">
            <text:p text:style-name="P23">Description de la solution</text:p>
          </table:table-cell>
          <table:table-cell table:style-name="Table2.A1" office:value-type="string">
            <text:p text:style-name="P23">Justification (2 arguments)</text:p>
          </table:table-cell>
        </table:table-row>
        <table:table-row table:style-name="Table2.1">
          <table:table-cell table:style-name="Table2.A2" office:value-type="string">
            <text:p text:style-name="P22">Ex. : </text:p>
            <text:p text:style-name="P22">Création d'une catégorie de menu</text:p>
          </table:table-cell>
          <table:table-cell table:style-name="Table2.A2" office:value-type="string">
            <text:p text:style-name="P22">Ex. : </text:p>
            <text:p text:style-name="P22">L'ajout d'une catégorie doit pouvoir se faire directement sur l'écran de création de menu depuis une modale.</text:p>
          </table:table-cell>
          <table:table-cell table:style-name="Table2.A2" office:value-type="string">
            <text:p text:style-name="P22">Ex. : </text:p>
            <text:p text:style-name="P22">react-modal </text:p>
          </table:table-cell>
          <table:table-cell table:style-name="Table2.A2" office:value-type="string">
            <text:p text:style-name="P22">Ex. : </text:p>
            <text:p text:style-name="P22">Cette librairie React permet de créer simplement des modales performantes, accessibles avec un minimum de code.</text:p>
            <text:p text:style-name="P11"/>
          </table:table-cell>
          <table:table-cell table:style-name="Table2.A2" office:value-type="string">
            <text:p text:style-name="P22">Ex. :</text:p>
            <text:p text:style-name="P22"><text:s/>1) Nous avons choisi de développer en React, la librairie est cohérente avec ce choix.</text:p>
            <text:p text:style-name="P22">2) Il s'agit de la librairie la plus utilisée.</text:p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1"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</table:table>
      <text:p text:style-name="P8"/>
      <text:p text:style-name="P8"/>
      <text:p text:style-name="P18"/>
      <text:list xml:id="list35323957" text:continue-list="list5441927355026137308" text:style-name="WWNum3">
        <text:list-item>
          <text:p text:style-name="P32"><text:bookmark text:name="_ex0md8td8283"/>Liens avec le back-end </text:p>
        </text:list-item>
      </text:list>
      <text:p text:style-name="P8"/>
      <text:list xml:id="list3912814382948534349" text:style-name="WWNum6">
        <text:list-item>
          <text:p text:style-name="P30"><text:span text:style-name="T1">Quel langage pour le serveur ? <text:s/></text:span><text:span text:style-name="T2">Ex. :</text:span><text:span text:style-name="T1"> </text:span><text:span text:style-name="T2">NodeJS / PHP / Python, etc.</text:span></text:p>
        </text:list-item>
        <text:list-item>
          <text:p text:style-name="P27">A-t-on besoin d’une API ? Si oui laquelle ? <text:s/></text:p>
        </text:list-item>
        <text:list-item>
          <text:p text:style-name="P30"><text:span text:style-name="T1">Base de données choisie : </text:span><text:span text:style-name="T2">Ex : SQL / NO SQL</text:span><text:span text:style-name="T1">.<text:line-break/></text:span></text:p>
        </text:list-item>
      </text:list>
      <text:p text:style-name="P7"/>
      <text:p text:style-name="P9"/>
      <text:list xml:id="list35326369" text:continue-list="list35323957" text:style-name="WWNum3">
        <text:list-item>
          <text:p text:style-name="P31"><text:bookmark text:name="_a61v3uh5vs19"/>Préconisations concernant le domaine et l’hébergement</text:p>
        </text:list-item>
      </text:list>
      <text:p text:style-name="P8"/>
      <text:list xml:id="list7810249624621986509" text:style-name="WWNum7">
        <text:list-item>
          <text:p text:style-name="P28">Nom du domaine.</text:p>
        </text:list-item>
        <text:list-item>
          <text:p text:style-name="P28"><text:soft-page-break/>Nom de l’hébergement.</text:p>
        </text:list-item>
        <text:list-item>
          <text:p text:style-name="P28">Adresses e-mail.<text:line-break/></text:p>
        </text:list-item>
      </text:list>
      <text:p text:style-name="P16"/>
      <text:p text:style-name="P17"/>
      <text:list xml:id="list35325321" text:continue-list="list35326369" text:style-name="WWNum3">
        <text:list-item>
          <text:p text:style-name="P33"><text:bookmark text:name="_n56najuvb5ys"/>Accessibilité<text:line-break/></text:p>
        </text:list-item>
      </text:list>
      <text:list xml:id="list4504592629114154768" text:style-name="WWNum1">
        <text:list-item>
          <text:p text:style-name="P29">Compatibilité navigateur.</text:p>
        </text:list-item>
        <text:list-item>
          <text:p text:style-name="P29">Types d’appareils.<text:line-break/></text:p>
        </text:list-item>
      </text:list>
      <text:p text:style-name="P6"/>
      <text:p text:style-name="P6"/>
      <text:list xml:id="list35322876" text:continue-list="list35325321" text:style-name="WWNum3">
        <text:list-item>
          <text:p text:style-name="P33"><text:bookmark text:name="_l80x4g9stizp"/>Recommandations en termes de sécurité<text:line-break/></text:p>
        </text:list-item>
      </text:list>
      <text:list xml:id="list3476478618717270463" text:style-name="WWNum5">
        <text:list-item>
          <text:p text:style-name="P25">Accès aux comptes, plugins…<text:line-break/></text:p>
        </text:list-item>
      </text:list>
      <text:p text:style-name="P8"><text:line-break/></text:p>
      <text:list xml:id="list35324441" text:continue-list="list35322876" text:style-name="WWNum3">
        <text:list-item>
          <text:p text:style-name="P33"><text:bookmark text:name="_vbbknpfyus5o"/><text:span text:style-name="T4">Maintenance du site et futures mises à jour</text:span><text:span text:style-name="T5"><text:line-break/></text:span></text:p>
        </text:list-item>
      </text:list>
      <text:list xml:id="list7115620786074771515" text:style-name="WWNum2">
        <text:list-item>
          <text:p text:style-name="P26">Grandes lignes du contrat de maintenanc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size="15pt" fo:font-weight="bold" style:font-name-asian="Montserrat1" style:font-size-asian="15pt" style:font-weight-asian="bold" style:font-name-complex="Montserrat1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Montserrat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24.218cm" svg:y="-2.196cm" svg:width="2.676cm" svg:height="1.355cm" draw:z-index="2"><draw:image xlink:href="Pictures/100000000000051D0000028F4FDACAC2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document-statistic meta:table-count="2" meta:image-count="1" meta:object-count="0" meta:page-count="3" meta:paragraph-count="50" meta:word-count="257" meta:character-count="1494"/>
    <dc:date>2025-07-18T15:07:14.46</dc:date>
    <meta:editing-duration>PT12M1S</meta:editing-duration>
    <meta:editing-cycles>1</meta:editing-cycles>
  </office:meta>
</office:document-meta>
</file>